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dd192" officeooo:paragraph-rsid="000dd192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4779173122378373974" text:style-name="L1">
        <text:list-item>
          <text:p text:style-name="P2">Duh! This is a no-brainer. But since it might be useful to select few out there, here goes.</text:p>
        </text:list-item>
      </text:list>
      <text:p text:style-name="Text_20_body"><text:span text:style-name="Emphasis">Problem Statement:</text:span> You have a 2D matrix. Print its elements while traversing in a spiral manner.</text:p>
      <text:p text:style-name="Text_20_body">Example –</text:p>
      <text:p text:style-name="Text_20_body">1 2 4 6</text:p>
      <text:p text:style-name="Text_20_body">5 3 8 9</text:p>
      <text:p text:style-name="Text_20_body">4 5 6 7</text:p>
      <text:p text:style-name="Text_20_body">9 6 4 1</text:p>
      <text:p text:style-name="Text_20_body">Now your output should be of the form,</text:p>
      <text:p text:style-name="Text_20_body">1 2 4 6 9 7 1 4 6 9 4 5 3 8 6 5</text:p>
      <text:p text:style-name="Text_20_body">( You get it, right? )</text:p>
      <text:p text:style-name="Text_20_body">So all you need to do is</text:p>
      <text:p text:style-name="Text_20_body">0. increase COLUMN, “N” times (for a NxN) matrix</text:p>
      <text:p text:style-name="Text_20_body">1. increment ROW, N-1 times</text:p>
      <text:p text:style-name="Text_20_body">2. decrement COLUM, N-1 times</text:p>
      <text:p text:style-name="Text_20_body">3. decrement ROW, N-2 times</text:p>
      <text:p text:style-name="Text_20_body">4. increment COLUMN, N-2 times</text:p>
      <text:p text:style-name="Text_20_body">5. (Repeat the process)</text:p>
      <text:p text:style-name="Text_20_body">That is it! Next one will be a toughie. Gear up! :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22:58:44.558759102</meta:creation-date>
    <dc:date>2015-03-19T23:00:12.953733143</dc:date>
    <meta:editing-duration>P0D</meta:editing-duration>
    <meta:editing-cycles>1</meta:editing-cycles>
    <meta:document-statistic meta:table-count="0" meta:image-count="0" meta:object-count="0" meta:page-count="1" meta:paragraph-count="18" meta:word-count="134" meta:character-count="576" meta:non-whitespace-character-count="460"/>
    <meta:generator>LibreOffice/4.2.7.2$Linux_X86_64 LibreOffice_project/420m0$Build-2</meta:generator>
  </office:meta>
</office:document-meta>
</file>